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ExceptionSelector.getSelectorContext( Map objectModel , Parameters parame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PathExceptionSelector.configure( Configuration con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